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Authenticator.authenticate( AccreditableManager accreditableManager , Request requ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serAuthenticator.authenticate( AccreditableManager accreditableManager , String username , String password , Identity identit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